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background-color="transparent" fo:color="#ff0000" fo:font-size="9.000000000000000pt" fo:font-style="normal" fo:font-variant="normal" fo:font-weight="bold" fo:text-transform="none" style:text-line-through-style="none" style:text-line-through-type="none" style:text-underline-color="font-color" style:text-underline-style="none" style:text-underline-type="none"/>
    </style:style>
    <style:style style:name="T2" style:family="text">
      <style:text-properties fo:background-color="transparent" fo:color="#0000ff" fo:font-size="9.000000000000000pt" fo:font-style="normal" fo:font-variant="normal" fo:font-weight="bold" fo:text-transform="none" style:text-line-through-style="none" style:text-line-through-type="none" style:text-underline-color="font-color" style:text-underline-style="none" style:text-underline-type="none"/>
    </style:style>
    <style:style style:name="T3" style:family="text">
      <style:text-properties fo:background-color="transparent" fo:color="#0000ff" fo:font-style="normal" fo:font-variant="normal" fo:font-weight="bold" fo:text-transform="none" style:text-line-through-style="none" style:text-line-through-type="none" style:text-underline-color="font-color" style:text-underline-style="none" style:text-underline-type="none"/>
    </style:style>
    <style:style style:name="P1" style:family="paragraph">
      <style:text-properties fo:color="#000000" fo:font-family="Sans Serif" fo:font-size="12.000000000000000pt"/>
    </style:style>
    <style:style style:name="P2" style:family="paragraph">
      <style:paragraph-properties fo:text-align="right"/>
      <style:text-properties fo:color="#000000" fo:font-family="Sans Serif" fo:font-size="12.000000000000000pt"/>
    </style:style>
    <style:style style:name="gr1" style:family="graphic">
      <style:graphic-properties draw:fill="none" draw:stroke="none" fo:margin="0.000000000000000pt" style:wrap="biggest" style:wrap-contour="false" style:wrap-dynamic-threshold="0.000000000000000pt"/>
    </style:style>
    <style:style style:name="gr2" style:family="graphic">
      <style:graphic-properties draw:fill="solid" draw:fill-color="#ffffff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1.440000000000000pt"/>
    </style:style>
    <style:style style:name="gr3" style:family="graphic">
      <style:graphic-properties draw:fill="none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1.440000000000000pt"/>
    </style:style>
    <style:style style:name="gr4" style:family="graphic">
      <style:graphic-properties draw:fill="none" draw:marker-end="Arrow_20concave" draw:marker-end-center="false" draw:marker-end-width="10.66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1.440000000000000pt"/>
    </style:style>
    <style:style style:name="gr5" style:family="graphic">
      <style:graphic-properties draw:fill="none" draw:marker-start="Arrow_20concave" draw:marker-start-center="false" draw:marker-start-width="10.66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1.440000000000000pt"/>
    </style:style>
    <style:style style:name="gr6" style:family="graphic">
      <style:graphic-properties draw:fill="none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7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8" style:family="graphic">
      <style:graphic-properties draw:fill="none" draw:marker-end="Symmetric_20Arrow" draw:marker-end-center="false" draw:marker-end-width="11.413471739999999pt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1.939680000000000pt"/>
    </style:style>
    <style:style style:name="gr9" style:family="graphic">
      <style:graphic-properties draw:fill="none" draw:marker-end="Square_2045" draw:marker-end-center="false" draw:marker-end-width="11.743951740000000pt" draw:marker-start="Square_2045" draw:marker-start-center="false" draw:marker-start-width="11.743951740000000pt" draw:stroke="dash" draw:stroke-dash="dash1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ff0000" svg:stroke-linecap="butt" svg:stroke-opacity="1" svg:stroke-width="2.160000000000000pt"/>
    </style:style>
    <style:style style:name="gr10" style:family="graphic">
      <style:graphic-properties draw:fill="none" draw:marker-end="Arrow_20concave" draw:marker-end-center="false" draw:marker-end-width="10.33347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219680000000000pt"/>
    </style:style>
    <style:style style:name="gr11" style:family="graphic">
      <style:graphic-properties draw:fill="none" draw:marker-end="Symmetric_20Arrow" draw:marker-end-center="false" draw:marker-end-width="11.743951740000000pt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737373" svg:stroke-linecap="butt" svg:stroke-opacity="1" svg:stroke-width="2.160000000000000pt"/>
    </style:style>
    <style:style style:name="gr12" style:family="graphic">
      <style:graphic-properties draw:fill="none" draw:marker-end="Square_2045" draw:marker-end-center="false" draw:marker-end-width="11.743951740000000pt" draw:marker-start="Square_2045" draw:marker-start-center="false" draw:marker-start-width="11.743951740000000pt" draw:stroke="dash" draw:stroke-dash="dash1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ff" svg:stroke-linecap="butt" svg:stroke-opacity="1" svg:stroke-width="2.160000000000000pt"/>
    </style:style>
    <style:style style:name="gr13" style:family="graphic">
      <style:graphic-properties draw:fill="none" draw:stroke="dash" draw:stroke-dash="dash2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2.659680000000000pt"/>
    </style:style>
    <style:style style:name="gr14" style:family="graphic">
      <style:graphic-properties draw:fill="none" draw:marker-end="Short_20line_20Arrow" draw:marker-end-center="false" draw:marker-end-width="10.663951740000000pt" draw:marker-start="Short_20line_20Arrow" draw:marker-start-center="false" draw:marker-start-width="10.66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ff" svg:stroke-linecap="butt" svg:stroke-opacity="1" svg:stroke-width="1.440000000000000pt"/>
    </style:style>
    <style:style style:name="dp2" style:family="drawing-page"/>
  </office:automatic-styles>
  <office:body>
    <office:drawing>
      <draw:page draw:name="page1" draw:id="page1" xml:id="page1" draw:master-page-name="Default1" draw:style-name="dp2">
        <draw:layer-set>
          <draw:layer draw:name=""/>
          <draw:layer draw:name="hlight"/>
        </draw:layer-set>
        <draw:g draw:style-name="gr1" xml:id="shape-1" draw:id="shape-1" svg:y="221.26827309927pt">
          <draw:ellipse draw:style-name="gr2" xml:id="shape-2" draw:id="shape-2" draw:layer="" svg:width="31.93456051328pt" svg:height="31.93456051328pt" draw:transform="matrix(0.89710985973 0.44180753680 -0.44180753680 0.89710985973 254.30446074325pt 224.85473677953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3" draw:id="shape-3" draw:layer="" svg:width="31.93456051328pt" svg:height="31.93456051328pt" draw:transform="matrix(0.89710985973 0.44180753680 -0.44180753680 0.89710985973 254.30446074325pt 224.85473677953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4" draw:id="shape-4" svg:y="322.21639086438pt">
          <draw:ellipse draw:style-name="gr2" xml:id="shape-5" draw:id="shape-5" draw:layer="" svg:width="31.93456051328pt" svg:height="31.93456051328pt" svg:x="134.95215428958pt" svg:y="331.00147778110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6" draw:id="shape-6" draw:layer="" svg:width="31.93456051328pt" svg:height="31.93456051328pt" svg:x="134.95215428958pt" svg:y="331.00147778110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4" xml:id="shape-7" draw:id="shape-7" draw:layer="" draw:type="line" draw:start-shape="shape-8" draw:start-glue-point="4" draw:end-shape="shape-6" draw:end-glue-point="0" svg:d="M3.92011 0L0 49.8267" svg:viewBox="0 0 4 50"/>
        <draw:connector draw:style-name="gr5" xml:id="shape-9" draw:id="shape-9" draw:layer="" draw:type="line" draw:start-shape="shape-10" draw:start-glue-point="0" draw:end-shape="shape-8" draw:end-glue-point="4" svg:d="M82.6747 53.1303L0 0" svg:viewBox="0 0 83 53"/>
        <draw:g draw:style-name="gr1" xml:id="shape-11" draw:id="shape-11" svg:y="256.13503320623pt">
          <draw:ellipse draw:style-name="gr2" xml:id="shape-12" draw:id="shape-12" draw:layer="" svg:width="31.93456051328pt" svg:height="31.93456051328pt" draw:transform="matrix(0.98735348077 -0.15853423607 0.15853423607 0.98735348077 135.96989235484pt 267.52636027192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8" draw:id="shape-8" draw:layer="" svg:width="31.93456051328pt" svg:height="31.93456051328pt" draw:transform="matrix(0.98735348077 -0.15853423607 0.15853423607 0.98735348077 135.96989235484pt 267.52636027192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13" draw:id="shape-13" svg:y="320.84588023054pt">
          <draw:ellipse draw:style-name="gr2" xml:id="shape-10" draw:id="shape-10" draw:layer="" svg:width="31.93456051328pt" svg:height="31.93456051328pt" draw:transform="matrix(0.66281153149 -0.74878626705 0.74878626705 0.66281153149 226.93095824001pt 346.26109510736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14" draw:id="shape-14" draw:layer="" svg:width="31.93456051328pt" svg:height="31.93456051328pt" draw:transform="matrix(0.66281153149 -0.74878626705 0.74878626705 0.66281153149 226.93095824001pt 346.26109510736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4" xml:id="shape-15" draw:id="shape-15" draw:layer="" draw:type="line" draw:start-shape="shape-16" draw:start-glue-point="4" draw:end-shape="shape-8" draw:end-glue-point="0" svg:d="M35.9223 0L0 49.26" svg:viewBox="0 0 36 49">
          <draw:glue-point draw:id="4" svg:x="-50%" svg:y="50%"/>
        </draw:connector>
        <draw:connector draw:style-name="gr5" xml:id="shape-17" draw:id="shape-17" draw:layer="" draw:type="line" draw:start-shape="shape-3" draw:start-glue-point="3" draw:end-shape="shape-16" draw:end-glue-point="4" svg:d="M59.5925 23.4442L0 0" svg:viewBox="0 0 60 23">
          <draw:glue-point draw:id="4" svg:x="-50%" svg:y="0%"/>
        </draw:connector>
        <draw:g draw:style-name="gr1" xml:id="shape-18" draw:id="shape-18" svg:y="190.48258694761pt">
          <draw:ellipse draw:style-name="gr2" xml:id="shape-16" draw:id="shape-16" draw:layer="" svg:width="31.93456051328pt" svg:height="31.93456051328pt" svg:x="171.19021230793pt" svg:y="199.26767386433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19" draw:id="shape-19" draw:layer="" svg:width="31.93456051328pt" svg:height="31.93456051328pt" svg:x="171.19021230793pt" svg:y="199.26767386433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20" draw:id="shape-20" svg:y="173.31063957807pt">
          <draw:rect draw:style-name="gr6" xml:id="shape-21" draw:id="shape-21" draw:layer="hlight" svg:width="175.50355400528pt" svg:height="195.77833280733pt" svg:x="113.68573067221pt" svg:y="183.49037707479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6" xml:id="shape-22" draw:id="shape-22" draw:layer="hlight" svg:width="175.50355400528pt" svg:height="195.77833280733pt" svg:x="113.68573067221pt" svg:y="184.12396391235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frame draw:style-name="gr7" xml:id="shape-23" draw:id="shape-23" draw:layer="hlight" svg:width="30.88567453793pt" svg:height="17.00012427909pt" svg:x="199.23798814391pt" svg:y="331.32021291669pt">
          <draw:text-box>
            <text:p text:style-name="P1">0..1</text:p>
          </draw:text-box>
          <draw:glue-point draw:id="4" svg:x="0.50000000000pt" svg:y="0.50000000000pt" draw:align="center"/>
        </draw:frame>
        <draw:frame draw:style-name="gr7" xml:id="shape-24" draw:id="shape-24" draw:layer="hlight" svg:width="30.88567453793pt" svg:height="17.00012427909pt" svg:x="233.58953682343pt" svg:y="213.38405068874pt">
          <draw:text-box>
            <text:p text:style-name="P1">0..1</text:p>
          </draw:text-box>
          <draw:glue-point draw:id="4" svg:x="0.50000000000pt" svg:y="0.50000000000pt" draw:align="center"/>
        </draw:frame>
        <draw:frame draw:style-name="gr7" xml:id="shape-25" draw:id="shape-25" draw:layer="hlight" svg:width="45.45817180191pt" svg:height="17.00012427909pt" svg:x="178.48965105484pt" svg:y="163.25086881672pt">
          <draw:text-box>
            <text:p text:style-name="P1">Model</text:p>
          </draw:text-box>
          <draw:glue-point draw:id="4" svg:x="0.50000000000pt" svg:y="0.50000000000pt" draw:align="center"/>
        </draw:frame>
        <draw:g draw:style-name="gr1" xml:id="shape-26" draw:id="shape-26" svg:y="174.72575903409pt">
          <draw:ellipse draw:style-name="gr2" xml:id="shape-27" draw:id="shape-27" draw:layer="hlight" svg:width="17.16234196975pt" svg:height="17.16234196975pt" draw:transform="matrix(0.89710985973 0.44180753680 -0.44180753680 0.89710985973 419.72677282675pt 180.81395258844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28" draw:id="shape-28" draw:layer="hlight" svg:width="17.16234196975pt" svg:height="17.16234196975pt" draw:transform="matrix(0.89710985973 0.44180753680 -0.44180753680 0.89710985973 419.72677282675pt 180.81395258844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29" draw:id="shape-29" svg:y="229.07448141728pt">
          <draw:ellipse draw:style-name="gr2" xml:id="shape-30" draw:id="shape-30" draw:layer="hlight" svg:width="17.16234196975pt" svg:height="17.16234196975pt" svg:x="355.58419295988pt" svg:y="237.85956833400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31" draw:id="shape-31" draw:layer="hlight" svg:width="17.16234196975pt" svg:height="17.16234196975pt" svg:x="355.58419295988pt" svg:y="237.85956833400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4" xml:id="shape-32" draw:id="shape-32" draw:layer="hlight" draw:type="line" draw:start-shape="shape-33" draw:start-glue-point="4" draw:end-shape="shape-31" draw:end-glue-point="0" svg:d="M7.39087 0L0 30.4277" svg:viewBox="0 0 7 30"/>
        <draw:g draw:style-name="gr1" xml:id="shape-34" draw:id="shape-34" svg:y="189.77929736466pt">
          <draw:ellipse draw:style-name="gr2" xml:id="shape-35" draw:id="shape-35" draw:layer="hlight" svg:width="17.16234196975pt" svg:height="17.16234196975pt" draw:transform="matrix(0.98735348077 -0.15853423607 0.15853423607 0.98735348077 361.15023070060pt 199.90522250035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33" draw:id="shape-33" draw:layer="hlight" svg:width="17.16234196975pt" svg:height="17.16234196975pt" draw:transform="matrix(0.98735348077 -0.15853423607 0.15853423607 0.98735348077 361.15023070060pt 199.90522250035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4" xml:id="shape-36" draw:id="shape-36" draw:layer="hlight" draw:type="line" draw:start-shape="shape-37" draw:start-glue-point="4" draw:end-shape="shape-33" draw:end-glue-point="0" svg:d="M15.8865 0L0 26.8497" svg:viewBox="0 0 16 27">
          <draw:glue-point draw:id="4" svg:x="-50%" svg:y="50%"/>
        </draw:connector>
        <draw:connector draw:style-name="gr5" xml:id="shape-38" draw:id="shape-38" draw:layer="hlight" draw:type="line" draw:start-shape="shape-28" draw:start-glue-point="3" draw:end-shape="shape-37" draw:end-glue-point="4" svg:d="M30.4261 16.8171L0 0" svg:viewBox="0 0 30 17">
          <draw:glue-point draw:id="4" svg:x="-50%" svg:y="0%"/>
        </draw:connector>
        <draw:g draw:style-name="gr1" xml:id="shape-39" draw:id="shape-39" svg:y="153.82889081673pt">
          <draw:ellipse draw:style-name="gr2" xml:id="shape-37" draw:id="shape-37" draw:layer="hlight" svg:width="17.16234196975pt" svg:height="17.16234196975pt" svg:x="376.42822822279pt" svg:y="162.61397773345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40" draw:id="shape-40" draw:layer="hlight" svg:width="17.16234196975pt" svg:height="17.16234196975pt" svg:x="376.42822822279pt" svg:y="162.61397773345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path draw:style-name="gr8" xml:id="shape-41" draw:id="shape-41" draw:layer="hlight" svg:width="42.04492176680pt" svg:height="28.69729380927pt" svg:x="306.04892715484pt" svg:y="304.98339781672pt" svg:viewBox="0 0 42 29" svg:d="M0 0L42.0449 28.6973" calligra:nodeTypes="cc">
          <draw:glue-point draw:id="4" svg:x="0.50000000000pt" svg:y="0.50000000000pt" draw:align="center"/>
        </draw:path>
        <draw:g draw:style-name="gr1" xml:id="shape-42" draw:id="shape-42" svg:y="362.52742633479pt">
          <draw:ellipse draw:style-name="gr2" xml:id="shape-43" draw:id="shape-43" draw:layer="hlight" svg:width="17.16234196975pt" svg:height="17.16234196975pt" svg:x="353.19827769489pt" svg:y="371.31251325151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44" draw:id="shape-44" draw:layer="hlight" svg:width="17.16234196975pt" svg:height="17.16234196975pt" svg:x="353.19827769489pt" svg:y="371.31251325151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4" xml:id="shape-45" draw:id="shape-45" draw:layer="hlight" draw:type="line" draw:start-shape="shape-46" draw:start-glue-point="4" draw:end-shape="shape-44" draw:end-glue-point="0" svg:d="M7.39087 0L0 30.4277" svg:viewBox="0 0 7 30"/>
        <draw:connector draw:style-name="gr5" xml:id="shape-47" draw:id="shape-47" draw:layer="hlight" draw:type="line" draw:start-shape="shape-48" draw:start-glue-point="0" draw:end-shape="shape-46" draw:end-glue-point="4" svg:d="M39.1471 32.2031L0 0" svg:viewBox="0 0 39 32"/>
        <draw:g draw:style-name="gr1" xml:id="shape-49" draw:id="shape-49" svg:y="323.23224228217pt">
          <draw:ellipse draw:style-name="gr2" xml:id="shape-50" draw:id="shape-50" draw:layer="hlight" svg:width="17.16234196975pt" svg:height="17.16234196975pt" draw:transform="matrix(0.98735348077 -0.15853423607 0.15853423607 0.98735348077 358.76431543561pt 333.35816741786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46" draw:id="shape-46" draw:layer="hlight" svg:width="17.16234196975pt" svg:height="17.16234196975pt" draw:transform="matrix(0.98735348077 -0.15853423607 0.15853423607 0.98735348077 358.76431543561pt 333.35816741786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51" draw:id="shape-51" svg:y="362.11936281866pt">
          <draw:ellipse draw:style-name="gr2" xml:id="shape-48" draw:id="shape-48" draw:layer="hlight" svg:width="17.16234196975pt" svg:height="17.16234196975pt" draw:transform="matrix(0.66281153149 -0.74878626705 0.74878626705 0.66281153149 402.62972945105pt 379.51337046300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52" draw:id="shape-52" draw:layer="hlight" svg:width="17.16234196975pt" svg:height="17.16234196975pt" draw:transform="matrix(0.66281153149 -0.74878626705 0.74878626705 0.66281153149 402.62972945104pt 379.51337046300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4" xml:id="shape-53" draw:id="shape-53" draw:layer="hlight" draw:type="line" draw:start-shape="shape-54" draw:start-glue-point="4" draw:end-shape="shape-46" draw:end-glue-point="0" svg:d="M15.8865 0L0 26.8497" svg:viewBox="0 0 16 27">
          <draw:glue-point draw:id="4" svg:x="-50%" svg:y="50%"/>
        </draw:connector>
        <draw:g draw:style-name="gr1" xml:id="shape-55" draw:id="shape-55" svg:y="287.28183573424pt">
          <draw:ellipse draw:style-name="gr2" xml:id="shape-54" draw:id="shape-54" draw:layer="hlight" svg:width="17.16234196975pt" svg:height="17.16234196975pt" svg:x="374.04231295780pt" svg:y="296.06692265096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56" draw:id="shape-56" draw:layer="hlight" svg:width="17.16234196975pt" svg:height="17.16234196975pt" svg:x="374.04231295780pt" svg:y="296.06692265096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frame draw:style-name="gr7" xml:id="shape-57" draw:id="shape-57" draw:layer="hlight" svg:width="80.13274547577pt" svg:height="30.57887192371pt" svg:x="182.59547493430pt" svg:y="271.18934964715pt">
          <draw:text-box>
            <text:p text:style-name="P2"><text:span text:style-name="T1">Non-existence</text:span></text:p>
            <text:p text:style-name="P2"><text:span text:style-name="T1">sync</text:span></text:p>
          </draw:text-box>
          <draw:glue-point draw:id="4" svg:x="0.50000000000pt" svg:y="0.50000000000pt" draw:align="center"/>
        </draw:frame>
        <draw:path draw:style-name="gr9" xml:id="shape-58" draw:id="shape-58" draw:layer="hlight" svg:width="20.18270476216pt" svg:height="99.42602764869pt" svg:x="249.35591555484pt" svg:y="248.29038621672pt" svg:viewBox="0 0 20 99" svg:d="M13.8948 0C33.8271 52.7747 0 99.426 0 99.426" calligra:nodeTypes="cc">
          <draw:glue-point draw:id="4" svg:x="0.50000000000pt" svg:y="0.50000000000pt" draw:align="center"/>
        </draw:path>
        <draw:path draw:style-name="gr8" xml:id="shape-59" draw:id="shape-59" draw:layer="hlight" svg:width="42.04492176680pt" svg:height="28.69729380928pt" svg:x="306.04892715484pt" svg:y="219.94388041672pt" svg:viewBox="0 0 42 29" svg:d="M0 28.6973L42.0449 0" calligra:nodeTypes="cc">
          <draw:glue-point draw:id="4" svg:x="0.50000000000pt" svg:y="0.50000000000pt" draw:align="center"/>
        </draw:path>
        <draw:connector draw:style-name="gr5" xml:id="shape-60" draw:id="shape-60" draw:layer="hlight" draw:type="line" draw:start-shape="shape-61" draw:start-glue-point="3" draw:end-shape="shape-62" draw:end-glue-point="1" svg:d="M61.1692 0L0 7.55304" svg:viewBox="0 0 61 8">
          <draw:glue-point draw:id="4" svg:x="-50%" svg:y="0%"/>
        </draw:connector>
        <draw:g draw:style-name="gr1" xml:id="shape-63" draw:id="shape-63" svg:y="186.81282777975pt">
          <draw:ellipse draw:style-name="gr2" xml:id="shape-64" draw:id="shape-64" draw:layer="hlight" svg:width="32.68675144409pt" svg:height="33.18390283614pt" draw:transform="matrix(0.90103894179 -0.43383538005 0.41734119076 0.90879488047 576.27851095158pt 204.15096707805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61" draw:id="shape-61" draw:layer="hlight" svg:width="32.68675144409pt" svg:height="33.18390283614pt" draw:transform="matrix(0.90103894179 -0.43383538005 0.41734119076 0.90879488047 576.27851095158pt 204.15096707805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5" xml:id="shape-65" draw:id="shape-65" draw:layer="hlight" draw:type="line" draw:start-shape="shape-66" draw:start-glue-point="0" draw:end-shape="shape-67" draw:end-glue-point="4" svg:d="M58.1742 46.5482L0 0" svg:viewBox="0 0 58 47"/>
        <draw:g draw:style-name="gr1" xml:id="shape-68" draw:id="shape-68" svg:y="315.84588023054pt">
          <draw:ellipse draw:style-name="gr2" xml:id="shape-66" draw:id="shape-66" draw:layer="hlight" svg:width="32.98262248547pt" svg:height="32.88803179477pt" draw:transform="matrix(0.65402965775 -0.75655981664 0.74099035961 0.67161866316 574.87268221597pt 347.90382468169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69" draw:id="shape-69" draw:layer="hlight" svg:width="32.98262248547pt" svg:height="32.88803179477pt" draw:transform="matrix(0.65402965775 -0.75655981664 0.74099035961 0.67161866316 574.87268221597pt 347.90382468169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70" draw:id="shape-70" svg:y="203.37362035924pt">
          <draw:ellipse draw:style-name="gr3" xml:id="shape-71" draw:id="shape-71" draw:layer="hlight" svg:width="32.56942982804pt" svg:height="33.30122445219pt" draw:transform="matrix(0.98388858397 -0.17883012422 0.17080973476 0.98531226337 487.14507561275pt 216.20102850429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62" draw:id="shape-62" draw:layer="hlight" svg:width="32.56942982804pt" svg:height="33.30122445219pt" draw:transform="matrix(0.98388858397 -0.17883012422 0.17080973476 0.98531226337 487.14507561275pt 216.20102850429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10" xml:id="shape-72" draw:id="shape-72" draw:layer="hlight" draw:type="line" draw:start-shape="shape-73" draw:start-glue-point="4" draw:end-shape="shape-74" draw:end-glue-point="0" svg:d="M0 0L6.24002 27.8518" svg:viewBox="0 0 6 28"/>
        <draw:connector draw:style-name="gr10" xml:id="shape-75" draw:id="shape-75" draw:layer="hlight" draw:type="line" draw:start-shape="shape-71" draw:start-glue-point="2" draw:end-shape="shape-67" draw:end-glue-point="0" svg:d="M0 0L6.78175 30.6189" svg:viewBox="0 0 7 31"/>
        <draw:connector draw:style-name="gr10" xml:id="shape-76" draw:id="shape-76" draw:layer="hlight" draw:type="line" draw:start-shape="shape-67" draw:start-glue-point="4" draw:end-shape="shape-77" draw:end-glue-point="0" svg:d="M18.9852 0L0 44.93" svg:viewBox="0 0 19 45"/>
        <draw:g draw:style-name="gr1" xml:id="shape-78" draw:id="shape-78" svg:y="152.10033846538pt">
          <draw:ellipse draw:style-name="gr2" xml:id="shape-79" draw:id="shape-79" draw:layer="hlight" svg:width="16.23520990444pt" svg:height="14.50021462129pt" draw:transform="matrix(0.92843204602 -0.36523914075 0.48880652222 0.86967582474 754.48465859350pt 162.85482998582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80" draw:id="shape-80" draw:layer="hlight" svg:width="16.23520990444pt" svg:height="14.50021462129pt" draw:transform="matrix(0.92843204602 -0.36523914075 0.48880652222 0.86967582474 754.48465859349pt 162.85482998582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81" draw:id="shape-81" svg:y="227.73554194103pt">
          <draw:ellipse draw:style-name="gr2" xml:id="shape-82" draw:id="shape-82" draw:layer="hlight" svg:width="15.53293977998pt" svg:height="16.21876494172pt" draw:transform="matrix(0.89315591268 -0.44943066581 0.40222267388 0.91536686757 757.30974416688pt 242.45184903381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83" draw:id="shape-83" draw:layer="hlight" svg:width="15.53293977998pt" svg:height="16.21876494172pt" draw:transform="matrix(0.89315591268 -0.44943066581 0.40222267388 0.91536686757 757.30974416688pt 242.45184903381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84" draw:id="shape-84" svg:y="175.14132972555pt">
          <draw:rect draw:style-name="gr6" xml:id="shape-85" draw:id="shape-85" draw:layer="hlight" svg:width="178.86177753152pt" svg:height="191.65462966469pt" svg:x="467.71734570000pt" svg:y="185.17396581040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6" xml:id="shape-86" draw:id="shape-86" draw:layer="hlight" svg:width="178.86177753152pt" svg:height="191.65462966469pt" svg:x="467.71734570000pt" svg:y="185.79420733034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frame draw:style-name="gr7" xml:id="shape-87" draw:id="shape-87" draw:layer="hlight" svg:width="31.47666541242pt" svg:height="17.74033173041pt" svg:x="547.29901270373pt" svg:y="338.95986647975pt">
          <draw:text-box>
            <text:p text:style-name="P1">1..M</text:p>
          </draw:text-box>
          <draw:glue-point draw:id="4" svg:x="0.50000000000pt" svg:y="0.50000000000pt" draw:align="center"/>
        </draw:frame>
        <draw:frame draw:style-name="gr7" xml:id="shape-88" draw:id="shape-88" draw:layer="hlight" svg:width="31.47666541242pt" svg:height="17.74033173041pt" svg:x="550.33592801867pt" svg:y="198.63798430731pt">
          <draw:text-box>
            <text:p text:style-name="P1">1..N</text:p>
          </draw:text-box>
          <draw:glue-point draw:id="4" svg:x="0.50000000000pt" svg:y="0.50000000000pt" draw:align="center"/>
        </draw:frame>
        <draw:frame draw:style-name="gr7" xml:id="shape-89" draw:id="shape-89" draw:layer="hlight" svg:width="46.32800434103pt" svg:height="17.74033173041pt" svg:x="528.75045948253pt" svg:y="164.23731217722pt">
          <draw:text-box>
            <text:p text:style-name="P1">Model</text:p>
          </draw:text-box>
          <draw:glue-point draw:id="4" svg:x="0.50000000000pt" svg:y="0.50000000000pt" draw:align="center"/>
        </draw:frame>
        <draw:path draw:style-name="gr11" xml:id="shape-90" draw:id="shape-90" draw:layer="hlight" svg:width="42.89525058016pt" svg:height="29.63422843713pt" svg:x="655.50455679536pt" svg:y="304.82884293558pt" svg:viewBox="0 0 43 30" svg:d="M0 0L42.8953 29.6342" calligra:nodeTypes="cc">
          <draw:glue-point draw:id="4" svg:x="0.50000000000pt" svg:y="0.50000000000pt" draw:align="center"/>
        </draw:path>
        <draw:frame draw:style-name="gr7" xml:id="shape-91" draw:id="shape-91" draw:layer="hlight" svg:width="81.66606867600pt" svg:height="31.91031565196pt" svg:x="538.12844528933pt" svg:y="268.23386422167pt">
          <draw:text-box>
            <text:p text:style-name="P2"><text:span text:style-name="T2">Cardinality</text:span></text:p>
            <text:p text:style-name="P2"><text:span text:style-name="T2">sync</text:span></text:p>
          </draw:text-box>
          <draw:glue-point draw:id="4" svg:x="0.50000000000pt" svg:y="0.50000000000pt" draw:align="center"/>
        </draw:frame>
        <draw:path draw:style-name="gr12" xml:id="shape-92" draw:id="shape-92" draw:layer="hlight" svg:width="27.16218716666pt" svg:height="137.14675544928pt" svg:x="597.72673636395pt" svg:y="211.60322249025pt" svg:viewBox="0 0 27 137" svg:d="M0.808143 0C60.5725 78.3948 0 137.147 0 137.147" calligra:nodeTypes="cc">
          <draw:glue-point draw:id="4" svg:x="0.50000000000pt" svg:y="0.50000000000pt" draw:align="center"/>
        </draw:path>
        <draw:path draw:style-name="gr11" xml:id="shape-93" draw:id="shape-93" draw:layer="hlight" svg:width="42.89525058016pt" svg:height="29.63422843714pt" svg:x="655.50455679536pt" svg:y="216.08659469652pt" svg:viewBox="0 0 43 30" svg:d="M0 29.6342L42.8953 0" calligra:nodeTypes="cc">
          <draw:glue-point draw:id="4" svg:x="0.50000000000pt" svg:y="0.50000000000pt" draw:align="center"/>
        </draw:path>
        <draw:connector draw:style-name="gr5" xml:id="shape-94" draw:id="shape-94" draw:layer="hlight" draw:type="line" draw:start-shape="shape-95" draw:start-glue-point="3" draw:end-shape="shape-96" draw:end-glue-point="4" svg:d="M34.7144 0L0 13.6103" svg:viewBox="0 0 35 14">
          <draw:glue-point draw:id="4" svg:x="-50%" svg:y="0%"/>
        </draw:connector>
        <draw:g draw:style-name="gr1" xml:id="shape-97" draw:id="shape-97" svg:y="158.49321680315pt">
          <draw:ellipse draw:style-name="gr2" xml:id="shape-98" draw:id="shape-98" draw:layer="hlight" svg:width="16.23520990444pt" svg:height="14.50021462129pt" draw:transform="matrix(0.92843204602 -0.36523914075 0.48880652222 0.86967582474 759.80073265619pt 169.52606253462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95" draw:id="shape-95" draw:layer="hlight" svg:width="16.23520990444pt" svg:height="14.50021462129pt" draw:transform="matrix(0.92843204602 -0.36523914075 0.48880652222 0.86967582474 759.80073265619pt 169.52606253462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5" xml:id="shape-99" draw:id="shape-99" draw:layer="hlight" draw:type="line" draw:start-shape="shape-100" draw:start-glue-point="0" draw:end-shape="shape-101" draw:end-glue-point="1" svg:d="M23.0228 9.92534L0 0" svg:viewBox="0 0 23 10"/>
        <draw:g draw:style-name="gr1" xml:id="shape-102" draw:id="shape-102" svg:y="172.69304890527pt">
          <draw:ellipse draw:style-name="gr2" xml:id="shape-96" draw:id="shape-96" draw:layer="hlight" svg:width="14.32054104986pt" svg:height="15.97826813740pt" draw:transform="matrix(0.98438431617 -0.17738050279 0.14165920817 0.99011399796 719.88702971402pt 182.39512856829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73" draw:id="shape-73" draw:layer="hlight" svg:width="14.32054104986pt" svg:height="15.97826813740pt" draw:transform="matrix(0.98438431617 -0.17738050279 0.14165920817 0.99011399796 719.88702971402pt 182.39512856829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103" draw:id="shape-103" svg:y="221.45782302844pt">
          <draw:ellipse draw:style-name="gr2" xml:id="shape-100" draw:id="shape-100" draw:layer="hlight" svg:width="15.94626666494pt" svg:height="15.81575840965pt" draw:transform="matrix(0.63721973605 -0.77035173625 0.72581515749 0.68752777974 761.07166833473pt 240.23165034625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104" draw:id="shape-104" draw:layer="hlight" svg:width="15.94626666494pt" svg:height="15.81575840965pt" draw:transform="matrix(0.63721973605 -0.77035173625 0.72581515749 0.68752777974 761.07166833473pt 240.23165034625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105" draw:id="shape-105" svg:y="166.09545557432pt">
          <draw:ellipse draw:style-name="gr2" xml:id="shape-106" draw:id="shape-106" draw:layer="hlight" svg:width="16.23520990444pt" svg:height="14.50021462129pt" draw:transform="matrix(0.92843204602 -0.36523914075 0.48880652222 0.86967582474 764.38000725055pt 177.45931263798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107" draw:id="shape-107" draw:layer="hlight" svg:width="16.23520990444pt" svg:height="14.50021462129pt" draw:transform="matrix(0.92843204602 -0.36523914075 0.48880652222 0.86967582474 764.38000725055pt 177.45931263798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108" draw:id="shape-108" svg:y="174.20904271683pt">
          <draw:ellipse draw:style-name="gr2" xml:id="shape-109" draw:id="shape-109" draw:layer="hlight" svg:width="16.23520990444pt" svg:height="14.50021462129pt" draw:transform="matrix(0.92843204602 -0.36523914075 0.48880652222 0.86967582474 769.10386226589pt 185.92617588373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110" draw:id="shape-110" draw:layer="hlight" svg:width="16.23520990444pt" svg:height="14.50021462129pt" draw:transform="matrix(0.92843204602 -0.36523914075 0.48880652222 0.86967582474 769.10386226589pt 185.92617588373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111" draw:id="shape-111" svg:y="212.68354033177pt">
          <draw:ellipse draw:style-name="gr2" xml:id="shape-112" draw:id="shape-112" draw:layer="hlight" svg:width="15.53293977998pt" svg:height="16.21876494172pt" draw:transform="matrix(0.89315591268 -0.44943066581 0.40222267388 0.91536686757 766.94236247645pt 226.74446375996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113" draw:id="shape-113" draw:layer="hlight" svg:width="15.53293977998pt" svg:height="16.21876494172pt" draw:transform="matrix(0.89315591268 -0.44943066581 0.40222267388 0.91536686757 766.94236247645pt 226.74446375996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114" draw:id="shape-114" svg:y="204.05996408217pt">
          <draw:ellipse draw:style-name="gr2" xml:id="shape-115" draw:id="shape-115" draw:layer="hlight" svg:width="15.53293977998pt" svg:height="16.21876494172pt" draw:transform="matrix(0.89315591268 -0.44943066581 0.40222267388 0.91536686757 771.75799637519pt 217.74540582022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116" draw:id="shape-116" draw:layer="hlight" svg:width="15.53293977998pt" svg:height="16.21876494172pt" draw:transform="matrix(0.89315591268 -0.44943066581 0.40222267388 0.91536686757 771.75799637519pt 217.74540582022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path draw:style-name="gr13" xml:id="shape-117" draw:id="shape-117" draw:layer="hlight" svg:width="0.00000000000pt" svg:height="44.37116721779pt" svg:x="680.20945852775pt" svg:y="250.22030365493pt" svg:viewBox="0 0 0 44" svg:d="M0 0L0 44.3712" calligra:nodeTypes="cc">
          <draw:glue-point draw:id="4" svg:x="0.50000000000pt" svg:y="0.50000000000pt" draw:align="center"/>
        </draw:path>
        <draw:path draw:style-name="gr14" xml:id="shape-118" draw:id="shape-118" draw:layer="hlight" svg:width="24.84599214788pt" svg:height="36.11150740640pt" svg:x="779.02030087482pt" svg:y="151.11125122537pt" svg:viewBox="0 0 25 36" svg:d="M0 0C0.331051 0.516286 17.7445 25.0365 24.846 36.1115" calligra:nodeTypes="cc">
          <draw:glue-point draw:id="4" svg:x="0.50000000000pt" svg:y="0.50000000000pt" draw:align="center"/>
        </draw:path>
        <draw:frame draw:style-name="gr7" xml:id="shape-119" draw:id="shape-119" draw:layer="hlight" svg:width="15.74667728322pt" svg:height="17.74033173041pt" svg:x="795.73361016996pt" svg:y="155.42868133862pt">
          <draw:text-box>
            <text:p text:style-name="P1"><text:span text:style-name="T3">4</text:span></text:p>
          </draw:text-box>
          <draw:glue-point draw:id="4" svg:x="0.50000000000pt" svg:y="0.50000000000pt" draw:align="center"/>
        </draw:frame>
        <draw:path draw:style-name="gr14" xml:id="shape-120" draw:id="shape-120" draw:layer="hlight" svg:width="21.85488639217pt" svg:height="37.83583376748pt" svg:x="780.16377166698pt" svg:y="222.44475142773pt" svg:viewBox="0 0 22 38" svg:d="M21.8549 0C21.5322 0.518687 6.92197 26.7093 0 37.8358" calligra:nodeTypes="cc">
          <draw:glue-point draw:id="4" svg:x="0.50000000000pt" svg:y="0.50000000000pt" draw:align="center"/>
        </draw:path>
        <draw:frame draw:style-name="gr7" xml:id="shape-121" draw:id="shape-121" draw:layer="hlight" svg:width="15.74667728322pt" svg:height="17.74033173041pt" svg:x="797.68120936466pt" svg:y="235.19831377583pt">
          <draw:text-box>
            <text:p text:style-name="P1"><text:span text:style-name="T3">4</text:span></text:p>
          </draw:text-box>
          <draw:glue-point draw:id="4" svg:x="0.50000000000pt" svg:y="0.50000000000pt" draw:align="center"/>
        </draw:frame>
        <draw:path draw:style-name="gr14" xml:id="shape-122" draw:id="shape-122" draw:layer="hlight" svg:width="16.58417701688pt" svg:height="25.91774883979pt" svg:x="776.42353873494pt" svg:y="280.07209421992pt" svg:viewBox="0 0 17 26" svg:d="M0 0C0.329378 0.532737 9.51854 14.4898 16.5842 25.9177" calligra:nodeTypes="cc">
          <draw:glue-point draw:id="4" svg:x="0.50000000000pt" svg:y="0.50000000000pt" draw:align="center"/>
        </draw:path>
        <draw:frame draw:style-name="gr7" xml:id="shape-123" draw:id="shape-123" draw:layer="hlight" svg:width="15.74667728322pt" svg:height="17.74033173041pt" svg:x="791.18924883538pt" svg:y="278.40685212353pt">
          <draw:text-box>
            <text:p text:style-name="P1"><text:span text:style-name="T3">2</text:span></text:p>
          </draw:text-box>
          <draw:glue-point draw:id="4" svg:x="0.50000000000pt" svg:y="0.50000000000pt" draw:align="center"/>
        </draw:frame>
        <draw:frame draw:style-name="gr7" xml:id="shape-124" draw:id="shape-124" draw:layer="hlight" svg:width="15.74667728322pt" svg:height="17.74033173041pt" svg:x="799.62882082149pt" svg:y="369.47719504512pt">
          <draw:text-box>
            <text:p text:style-name="P1"><text:span text:style-name="T3">2</text:span></text:p>
          </draw:text-box>
          <draw:glue-point draw:id="4" svg:x="0.50000000000pt" svg:y="0.50000000000pt" draw:align="center"/>
        </draw:frame>
        <draw:path draw:style-name="gr14" xml:id="shape-125" draw:id="shape-125" draw:layer="hlight" svg:width="13.49237619363pt" svg:height="27.42351590785pt" svg:x="783.65458703098pt" svg:y="360.19453637607pt" svg:viewBox="0 0 13 27" svg:d="M13.4924 0C13.2091 0.553677 6.07583 15.5464 0 27.4235" calligra:nodeTypes="cc">
          <draw:glue-point draw:id="4" svg:x="0.50000000000pt" svg:y="0.50000000000pt" draw:align="center"/>
        </draw:path>
        <draw:g draw:style-name="gr1" xml:id="shape-126" draw:id="shape-126" svg:y="260.66742012267pt">
          <draw:ellipse draw:style-name="gr2" xml:id="shape-127" draw:id="shape-127" draw:layer="hlight" svg:width="32.91145099976pt" svg:height="32.95920328047pt" draw:transform="matrix(0.72034890412 -0.69371257741 0.67650635429 0.73653135159 503.78347972186pt 288.13534921946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67" draw:id="shape-67" draw:layer="hlight" svg:width="32.91145099976pt" svg:height="32.95920328047pt" draw:transform="matrix(0.72034890412 -0.69371257741 0.67650635429 0.73653135159 503.78347972186pt 288.13534921946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128" draw:id="shape-128" svg:y="318.39205626676pt">
          <draw:ellipse draw:style-name="gr2" xml:id="shape-77" draw:id="shape-77" draw:layer="hlight" svg:width="32.58781038842pt" svg:height="33.28284389181pt" draw:transform="matrix(0.97129987218 0.23791983102 -0.22750313318 0.97379176504 492.67281550539pt 329.93234412165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129" draw:id="shape-129" draw:layer="hlight" svg:width="32.58781038842pt" svg:height="33.28284389181pt" draw:transform="matrix(0.97129987218 0.23791983102 -0.22750313318 0.97379176504 492.67281550539pt 329.93234412165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10" xml:id="shape-130" draw:id="shape-130" draw:layer="hlight" draw:type="line" draw:start-shape="shape-74" draw:start-glue-point="4" draw:end-shape="shape-131" draw:end-glue-point="0" svg:d="M9.62003 0L0 24.4064" svg:viewBox="0 0 10 24"/>
        <draw:g draw:style-name="gr1" xml:id="shape-132" draw:id="shape-132" svg:y="207.35602843427pt">
          <draw:ellipse draw:style-name="gr2" xml:id="shape-101" draw:id="shape-101" draw:layer="hlight" svg:width="15.05314004229pt" svg:height="15.40590801443pt" draw:transform="matrix(0.99443597036 -0.10537129575 0.10055047090 0.99493484203 727.38556760106pt 218.08642301060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74" draw:id="shape-74" draw:layer="hlight" svg:width="15.05314004229pt" svg:height="15.40590801443pt" draw:transform="matrix(0.99443597036 -0.10537129575 0.10055047090 0.99493484203 727.38556760106pt 218.08642301060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133" draw:id="shape-133" svg:y="238.12609461550pt">
          <draw:ellipse draw:style-name="gr2" xml:id="shape-131" draw:id="shape-131" draw:layer="hlight" svg:width="15.63913800924pt" svg:height="15.97268987269pt" draw:transform="matrix(0.97129987218 0.23791983102 -0.22750313318 0.97379176504 718.97711125065pt 247.94804517551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134" draw:id="shape-134" draw:layer="hlight" svg:width="15.63913800924pt" svg:height="15.97268987269pt" draw:transform="matrix(0.97129987218 0.23791983102 -0.22750313318 0.97379176504 718.97711125066pt 247.94804517551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10" xml:id="shape-135" draw:id="shape-135" draw:layer="hlight" draw:type="line" draw:start-shape="shape-136" draw:start-glue-point="4" draw:end-shape="shape-137" draw:end-glue-point="0" svg:d="M0 0L6.24002 27.8518" svg:viewBox="0 0 6 28"/>
        <draw:g draw:style-name="gr1" xml:id="shape-138" draw:id="shape-138" svg:y="276.31976468897pt">
          <draw:ellipse draw:style-name="gr2" xml:id="shape-139" draw:id="shape-139" draw:layer="hlight" svg:width="16.23520990444pt" svg:height="14.50021462129pt" draw:transform="matrix(0.92843204602 -0.36523914075 0.48880652222 0.86967582474 754.48465859350pt 292.48293107436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140" draw:id="shape-140" draw:layer="hlight" svg:width="16.23520990444pt" svg:height="14.50021462129pt" draw:transform="matrix(0.92843204602 -0.36523914075 0.48880652222 0.86967582474 754.48465859350pt 292.48293107436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5" xml:id="shape-141" draw:id="shape-141" draw:layer="hlight" draw:type="line" draw:start-shape="shape-142" draw:start-glue-point="3" draw:end-shape="shape-143" draw:end-glue-point="4" svg:d="M34.7144 0L0 13.6103" svg:viewBox="0 0 35 14">
          <draw:glue-point draw:id="4" svg:x="-50%" svg:y="0%"/>
        </draw:connector>
        <draw:g draw:style-name="gr1" xml:id="shape-144" draw:id="shape-144" svg:y="282.71264302674pt">
          <draw:ellipse draw:style-name="gr2" xml:id="shape-145" draw:id="shape-145" draw:layer="hlight" svg:width="16.23520990444pt" svg:height="14.50021462129pt" draw:transform="matrix(0.92843204602 -0.36523914075 0.48880652222 0.86967582474 759.80073265619pt 299.15416362315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142" draw:id="shape-142" draw:layer="hlight" svg:width="16.23520990444pt" svg:height="14.50021462129pt" draw:transform="matrix(0.92843204602 -0.36523914075 0.48880652222 0.86967582474 759.80073265619pt 299.15416362315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5" xml:id="shape-146" draw:id="shape-146" draw:layer="hlight" draw:type="line" draw:start-shape="shape-147" draw:start-glue-point="0" draw:end-shape="shape-148" draw:end-glue-point="1" svg:d="M23.0228 9.92534L0 0" svg:viewBox="0 0 23 10"/>
        <draw:g draw:style-name="gr1" xml:id="shape-149" draw:id="shape-149" svg:y="296.91247512886pt">
          <draw:ellipse draw:style-name="gr2" xml:id="shape-143" draw:id="shape-143" draw:layer="hlight" svg:width="14.32054104986pt" svg:height="15.97826813740pt" draw:transform="matrix(0.98438431617 -0.17738050279 0.14165920817 0.99011399796 719.88702971402pt 312.02322965682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136" draw:id="shape-136" draw:layer="hlight" svg:width="14.32054104986pt" svg:height="15.97826813740pt" draw:transform="matrix(0.98438431617 -0.17738050279 0.14165920817 0.99011399796 719.88702971402pt 312.02322965682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150" draw:id="shape-150" svg:y="345.67724925203pt">
          <draw:ellipse draw:style-name="gr2" xml:id="shape-147" draw:id="shape-147" draw:layer="hlight" svg:width="15.94626666494pt" svg:height="15.81575840965pt" draw:transform="matrix(0.63721973605 -0.77035173625 0.72581515749 0.68752777974 761.07166833473pt 369.85975143478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151" draw:id="shape-151" draw:layer="hlight" svg:width="15.94626666494pt" svg:height="15.81575840965pt" draw:transform="matrix(0.63721973605 -0.77035173625 0.72581515749 0.68752777974 761.07166833473pt 369.85975143478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152" draw:id="shape-152" svg:y="336.90296655536pt">
          <draw:ellipse draw:style-name="gr2" xml:id="shape-153" draw:id="shape-153" draw:layer="hlight" svg:width="15.53293977998pt" svg:height="16.21876494172pt" draw:transform="matrix(0.89315591268 -0.44943066581 0.40222267388 0.91536686757 766.94236247645pt 356.37256484850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154" draw:id="shape-154" draw:layer="hlight" svg:width="15.53293977998pt" svg:height="16.21876494172pt" draw:transform="matrix(0.89315591268 -0.44943066581 0.40222267388 0.91536686757 766.94236247645pt 356.37256484850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10" xml:id="shape-155" draw:id="shape-155" draw:layer="hlight" draw:type="line" draw:start-shape="shape-137" draw:start-glue-point="4" draw:end-shape="shape-156" draw:end-glue-point="0" svg:d="M9.62003 0L0 24.4064" svg:viewBox="0 0 10 24"/>
        <draw:g draw:style-name="gr1" xml:id="shape-157" draw:id="shape-157" svg:y="331.57545465786pt">
          <draw:ellipse draw:style-name="gr2" xml:id="shape-148" draw:id="shape-148" draw:layer="hlight" svg:width="15.05314004229pt" svg:height="15.40590801443pt" draw:transform="matrix(0.99443597036 -0.10537129575 0.10055047090 0.99493484203 727.38556760106pt 347.71452409913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137" draw:id="shape-137" draw:layer="hlight" svg:width="15.05314004229pt" svg:height="15.40590801443pt" draw:transform="matrix(0.99443597036 -0.10537129575 0.10055047090 0.99493484203 727.38556760106pt 347.71452409913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158" draw:id="shape-158" svg:y="362.34552083909pt">
          <draw:ellipse draw:style-name="gr2" xml:id="shape-156" draw:id="shape-156" draw:layer="hlight" svg:width="15.63913800924pt" svg:height="15.97268987269pt" draw:transform="matrix(0.97129987218 0.23791983102 -0.22750313318 0.97379176504 718.97711125065pt 377.57614626404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159" draw:id="shape-159" draw:layer="hlight" svg:width="15.63913800924pt" svg:height="15.97268987269pt" draw:transform="matrix(0.97129987218 0.23791983102 -0.22750313318 0.97379176504 718.97711125066pt 377.57614626405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draw:stroke-dash draw:name="dash1" draw:distance="4.320000000000000pt" draw:dots1="1" draw:dots1-length="8.640000000000001pt" draw:dots2="1" draw:dots2-length="2.160000000000000pt" draw:style="rect"/>
    <draw:stroke-dash draw:name="dash2" draw:distance="5.319360000000000pt" draw:dots1="1" draw:dots1-length="10.638719999999999pt" draw:style="rect"/>
    <draw:marker draw:name="Arrow_20concave" draw:display-name="Arrow concave" svg:d="M1013 1491l118 89-567-1580-564 1580 114-85 136-68 148-46 161-17 161 13 153 46z" svg:viewBox="0 0 1131 1580"/>
    <draw:marker draw:name="Symmetric_20Arrow" draw:display-name="Symmetric Arrow" svg:d="M564 0l-564 902h1131z" svg:viewBox="0 0 1131 902"/>
    <draw:marker draw:name="Square_2045" draw:display-name="Square 45" svg:d="M0 564l564 567 567-567-567-564z" svg:viewBox="0 0 1131 1131"/>
    <draw:marker draw:name="Short_20line_20Arrow" draw:display-name="Short line Arrow" svg:d="M1500 0l1500 2789v211h-114l-1286-2392v2392h-200v-2392l-1286 2392h-114v-211z" svg:viewBox="0 0 3000 3000"/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style style:name="dp1" style:family="drawing-page"/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28.080000000000002pt" fo:padding="0.000000000000000pt" fo:page-height="595.276621799999930pt" fo:page-width="841.891222259999950pt" style:print-orientation="landscape"/>
    </style:page-layout>
  </office:automatic-styles>
  <office:master-styles>
    <style:master-page style:name="Default1" draw:style-name="dp1" style:display-name="empty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2</meta:generator>
    <dc:title/>
    <meta:initial-creator>Unknown</meta:initial-creator>
    <meta:editing-cycles>26</meta:editing-cycles>
    <dc:date>2015-09-08T10:48:30</dc:date>
    <meta:creation-date>2013-01-19T15:30:17</meta:creation-date>
    <dc:creator>Eric Lacombe</dc:creator>
  </office:meta>
</office:document-meta>
</file>